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43.8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30.9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48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不良品檢驗表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檢驗日期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5" table:number-rows-spanned="1">
            <text:p>不良數目</text:p>
          </table:table-cell>
          <table:covered-table-cell table:number-columns-repeated="4" table:style-name="ce9"/>
          <table:table-cell table:style-name="ce3" office:value-type="string" calcext:value-type="string" table:number-columns-spanned="1" table:number-rows-spanned="2">
            <text:p>檢查員</text:p>
          </table:table-cell>
          <table:table-cell table:style-name="ce10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製程不良</text:p>
          </table:table-cell>
          <table:table-cell table:style-name="ce8" office:value-type="string" calcext:value-type="string">
            <text:p>材料不良</text:p>
          </table:table-cell>
          <table:table-cell table:style-name="ce8" office:value-type="string" calcext:value-type="string">
            <text:p>人工不良</text:p>
          </table:table-cell>
          <table:table-cell table:style-name="ce8" office:value-type="string" calcext:value-type="string">
            <text:p>不良率</text:p>
          </table:table-cell>
          <table:table-cell table:style-name="ce8" office:value-type="string" calcext:value-type="string">
            <text:p>不良總數目</text:p>
          </table:table-cell>
          <table:covered-table-cell table:style-name="ce4"/>
          <table:covered-table-cell table:style-name="ce11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5:.F5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6:.F6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7:.F7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8:.F8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9:.F9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0:.F10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1:.F11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2:.F12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3:.F13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4:.F14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5:.F15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6:.F16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7:.F17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8:.F18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19:.F19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>
          <table:table-cell table:style-name="ce4"/>
          <table:table-cell table:style-name="ce7" table:number-columns-repeated="5"/>
          <table:table-cell table:style-name="ce7" table:formula="of:=SUM([.C20:.F20])" office:value-type="float" office:value="0" calcext:value-type="float">
            <text:p>0</text:p>
          </table:table-cell>
          <table:table-cell table:style-name="ce7"/>
          <table:table-cell table:style-name="ce12"/>
          <table:table-cell table:number-columns-repeated="1015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37:03</meta:creation-date>
    <dc:creator>Joyce</dc:creator>
    <dc:date>2004-04-19T15:44:17</dc:date>
    <meta:print-date>2004-04-19T15:44:04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